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6.05895833333333cm" style:use-optimal-column-width="true"/>
    </style:style>
    <style:style style:name="co3" style:family="table-column">
      <style:table-column-properties fo:break-before="auto" style:column-width="3.095625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64583333333333cm" style:use-optimal-column-width="true"/>
    </style:style>
    <style:style style:name="co6" style:family="table-column">
      <style:table-column-properties fo:break-before="auto" style:column-width="3.22791666666667cm" style:use-optimal-column-width="true"/>
    </style:style>
    <style:style style:name="co7" style:family="table-column">
      <style:table-column-properties fo:break-before="auto" style:column-width="3.78354166666667cm" style:use-optimal-column-width="true"/>
    </style:style>
    <style:style style:name="co8" style:family="table-column">
      <style:table-column-properties fo:break-before="auto" style:column-width="4.60375cm" style:use-optimal-column-width="true"/>
    </style:style>
    <style:style style:name="co9" style:family="table-column">
      <style:table-column-properties fo:break-before="auto" style:column-width="1.85208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Example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6374" table:default-cell-style-name="ce1"/>
        <table:table-row table:style-name="ro1">
          <table:table-cell/>
          <table:table-cell table:number-columns-repeated="9" table:style-name="ce2"/>
          <table:table-cell table:number-columns-repeated="16374"/>
        </table:table-row>
        <table:table-row table:style-name="ro2">
          <table:table-cell/>
          <table:table-cell table:style-name="ce2"/>
          <table:table-cell office:value-type="string" table:style-name="ce3">
            <text:p>Example of Asymptotic Functional Analysis with a Third Order Polynomial</text:p>
          </table:table-cell>
          <table:table-cell table:number-columns-repeated="6" table:style-name="ce4"/>
          <table:table-cell table:style-name="ce2"/>
          <table:table-cell table:number-columns-repeated="16374"/>
        </table:table-row>
        <table:table-row table:style-name="ro2">
          <table:table-cell/>
          <table:table-cell table:style-name="ce2"/>
          <table:table-cell table:style-name="ce4"/>
          <table:table-cell office:value-type="string" table:style-name="ce3">
            <text:p>How it behaves when scaling</text:p>
          </table:table-cell>
          <table:table-cell table:number-columns-repeated="5" table:style-name="ce4"/>
          <table:table-cell table:style-name="ce2"/>
          <table:table-cell table:number-columns-repeated="16374"/>
        </table:table-row>
        <table:table-row table:number-rows-repeated="3" table:style-name="ro3">
          <table:table-cell table:number-columns-repeated="16384"/>
        </table:table-row>
        <table:table-row table:style-name="ro1">
          <table:table-cell/>
          <table:table-cell office:value-type="string" table:style-name="ce2">
            <text:p>f(n) =</text:p>
          </table:table-cell>
          <table:table-cell office:value-type="string" table:style-name="ce2">
            <text:p>c=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*n^1</text:p>
          </table:table-cell>
          <table:table-cell office:value-type="string" table:style-name="ce2">
            <text:p>g(n)=</text:p>
          </table:table-cell>
          <table:table-cell office:value-type="float" office:value="10" table:style-name="ce2">
            <text:p>10</text:p>
          </table:table-cell>
          <table:table-cell table:style-name="ce2"/>
          <table:table-cell office:value-type="string" table:style-name="ce2">
            <text:p>*logN</text:p>
          </table:table-cell>
          <table:table-cell table:style-name="ce2"/>
          <table:table-cell table:number-columns-repeated="16374"/>
        </table:table-row>
        <table:table-row table:style-name="ro1">
          <table:table-cell/>
          <table:table-cell table:style-name="ce2"/>
          <table:table-cell office:value-type="string" table:style-name="ce2">
            <text:p>d=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*n^0</text:p>
          </table:table-cell>
          <table:table-cell table:number-columns-repeated="5" table:style-name="ce2"/>
          <table:table-cell table:number-columns-repeated="16374"/>
        </table:table-row>
        <table:table-row table:style-name="ro1">
          <table:table-cell/>
          <table:table-cell table:number-columns-repeated="2" table:style-name="ce2"/>
          <table:table-cell office:value-type="float" office:value="7" table:style-name="ce2">
            <text:p>7</text:p>
          </table:table-cell>
          <table:table-cell office:value-type="string" table:style-name="ce2">
            <text:p>Noise</text:p>
          </table:table-cell>
          <table:table-cell office:value-type="string" table:style-name="ce2">
            <text:p>g(n)=</text:p>
          </table:table-cell>
          <table:table-cell office:value-type="float" office:value="17" table:style-name="ce2">
            <text:p>17</text:p>
          </table:table-cell>
          <table:table-cell table:style-name="ce2"/>
          <table:table-cell office:value-type="string" table:style-name="ce2">
            <text:p>*logN</text:p>
          </table:table-cell>
          <table:table-cell table:style-name="ce2"/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1">
          <table:table-cell/>
          <table:table-cell table:style-name="ce2"/>
          <table:table-cell office:value-type="string" table:style-name="ce2">
            <text:p>c'=</text:p>
          </table:table-cell>
          <table:table-cell office:value-type="float" office:value="6.80837" table:style-name="ce2">
            <text:p>6.80837</text:p>
          </table:table-cell>
          <table:table-cell table:number-columns-repeated="4" table:style-name="ce2"/>
          <table:table-cell office:value-type="string" table:style-name="ce2">
            <text:p>Big Oh Upper Bound</text:p>
          </table:table-cell>
          <table:table-cell office:value-type="string" table:style-name="ce2">
            <text:p>Big Omega Lower Bound</text:p>
          </table:table-cell>
          <table:table-cell table:number-columns-repeated="16374"/>
        </table:table-row>
        <table:table-row table:style-name="ro1">
          <table:table-cell/>
          <table:table-cell table:style-name="ce2"/>
          <table:table-cell office:value-type="string" table:style-name="ce2">
            <text:p>d'=</text:p>
          </table:table-cell>
          <table:table-cell office:value-type="float" office:value="9.20655" table:style-name="ce2">
            <text:p>9.20655</text:p>
          </table:table-cell>
          <table:table-cell table:number-columns-repeated="6" table:style-name="ce2"/>
          <table:table-cell table:number-columns-repeated="16374"/>
        </table:table-row>
        <table:table-row table:style-name="ro1">
          <table:table-cell/>
          <table:table-cell table:number-columns-repeated="3" table:style-name="ce2"/>
          <table:table-cell office:value-type="string" table:style-name="ce2">
            <text:p>f(n)=c*LogN+d*N^o</text:p>
          </table:table-cell>
          <table:table-cell table:number-columns-repeated="2" table:style-name="ce2"/>
          <table:table-cell office:value-type="string" table:style-name="ce2">
            <text:p>f''(n)=c'*LogN+d'*N^o</text:p>
          </table:table-cell>
          <table:table-cell table:number-columns-repeated="2" table:style-name="ce2"/>
          <table:table-cell table:number-columns-repeated="16374"/>
        </table:table-row>
        <table:table-row table:style-name="ro1">
          <table:table-cell/>
          <table:table-cell office:value-type="string" table:style-name="ce2">
            <text:p><text:s/>N^0</text:p>
          </table:table-cell>
          <table:table-cell office:value-type="string" table:style-name="ce2">
            <text:p>N^1</text:p>
          </table:table-cell>
          <table:table-cell office:value-type="string" table:style-name="ce2">
            <text:p>LogN</text:p>
          </table:table-cell>
          <table:table-cell office:value-type="string" table:style-name="ce2">
            <text:p>f(n)</text:p>
          </table:table-cell>
          <table:table-cell office:value-type="string" table:style-name="ce2">
            <text:p>f'(n)=f(n)+noise</text:p>
          </table:table-cell>
          <table:table-cell office:value-type="string" table:style-name="ce2">
            <text:p>Error</text:p>
          </table:table-cell>
          <table:table-cell office:value-type="string" table:style-name="ce2">
            <text:p>f''(n)</text:p>
          </table:table-cell>
          <table:table-cell office:value-type="string" table:style-name="ce2">
            <text:p>C"*g(n)</text:p>
          </table:table-cell>
          <table:table-cell office:value-type="string" table:style-name="ce2">
            <text:p>C'*g(n)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formula="of:=LOG10([.C15])" table:style-name="ce2">
            <text:p>0</text:p>
          </table:table-cell>
          <table:table-cell office:value-type="float" office:value="10" table:formula="of:=[.$D$7]*[.D15]+[.$D$8]*[.B15]" table:style-name="ce2">
            <text:p>10</text:p>
          </table:table-cell>
          <table:table-cell office:value-type="float" office:value="7.7567716276474563" table:formula="of:=[.E15]+RAND()*[.$D$9]-[.$D$9]/2" table:style-name="ce2">
            <text:p>7.756771628</text:p>
          </table:table-cell>
          <table:table-cell office:value-type="float" office:value="2.2432283723525437" table:formula="of:=[.E15]-[.F15]" table:style-name="ce2">
            <text:p>2.243228372</text:p>
          </table:table-cell>
          <table:table-cell office:value-type="float" office:value="9.20655" table:formula="of:=[.$D$11]*[.D15]+[.$D$12]*[.B15]" table:style-name="ce2">
            <text:p>9.20655</text:p>
          </table:table-cell>
          <table:table-cell office:value-type="float" office:value="0" table:formula="of:=[.$G$9]*[.D15]" table:style-name="ce2">
            <text:p>0</text:p>
          </table:table-cell>
          <table:table-cell office:value-type="float" office:value="0" table:formula="of:=[.$G$7]*[.D15]" table:style-name="ce2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010299956639812" table:formula="of:=LOG10([.C16])" table:style-name="ce2">
            <text:p>0.301029996</text:p>
          </table:table-cell>
          <table:table-cell office:value-type="float" office:value="11.505149978319906" table:formula="of:=[.$D$7]*[.D16]+[.$D$8]*[.B16]" table:style-name="ce2">
            <text:p>11.50514998</text:p>
          </table:table-cell>
          <table:table-cell office:value-type="float" office:value="8.054800847037292" table:formula="of:=[.E16]+RAND()*[.$D$9]-[.$D$9]/2" table:style-name="ce2">
            <text:p>8.054800847</text:p>
          </table:table-cell>
          <table:table-cell office:value-type="float" office:value="3.4503491312826142" table:formula="of:=[.E16]-[.F16]" table:style-name="ce2">
            <text:p>3.450349131</text:p>
          </table:table-cell>
          <table:table-cell office:value-type="float" office:value="11.25607359157878" table:formula="of:=[.$D$11]*[.D16]+[.$D$12]*[.B16]" table:style-name="ce2">
            <text:p>11.25607359</text:p>
          </table:table-cell>
          <table:table-cell office:value-type="float" office:value="5.1175099262876804" table:formula="of:=[.$G$9]*[.D16]" table:style-name="ce2">
            <text:p>5.117509926</text:p>
          </table:table-cell>
          <table:table-cell office:value-type="float" office:value="3.0102999566398121" table:formula="of:=[.$G$7]*[.D16]" table:style-name="ce2">
            <text:p>3.01029995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0.47712125471966244" table:formula="of:=LOG10([.C17])" table:style-name="ce2">
            <text:p>0.477121255</text:p>
            <draw:frame draw:z-index="1" draw:id="id0" draw:style-name="a0" draw:name="Chart 3" svg:x="0.40625in" svg:y="0.0125in" svg:width="7.25833in" svg:height="3.2666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12.385606273598313" table:formula="of:=[.$D$7]*[.D17]+[.$D$8]*[.B17]" table:style-name="ce2">
            <text:p>12.38560627</text:p>
          </table:table-cell>
          <table:table-cell office:value-type="float" office:value="14.62257679476707" table:formula="of:=[.E17]+RAND()*[.$D$9]-[.$D$9]/2" table:style-name="ce2">
            <text:p>14.62257679</text:p>
          </table:table-cell>
          <table:table-cell office:value-type="float" office:value="-2.2369705211687574" table:formula="of:=[.E17]-[.F17]" table:style-name="ce2">
            <text:p>-2.236970521</text:p>
          </table:table-cell>
          <table:table-cell office:value-type="float" office:value="12.454968036995709" table:formula="of:=[.$D$11]*[.D17]+[.$D$12]*[.B17]" table:style-name="ce2">
            <text:p>12.45496804</text:p>
          </table:table-cell>
          <table:table-cell office:value-type="float" office:value="8.1110613302342607" table:formula="of:=[.$G$9]*[.D17]" table:style-name="ce2">
            <text:p>8.11106133</text:p>
          </table:table-cell>
          <table:table-cell office:value-type="float" office:value="4.7712125471966242" table:formula="of:=[.$G$7]*[.D17]" table:style-name="ce2">
            <text:p>4.77121254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0.6020599913279624" table:formula="of:=LOG10([.C18])" table:style-name="ce2">
            <text:p>0.602059991</text:p>
          </table:table-cell>
          <table:table-cell office:value-type="float" office:value="13.010299956639813" table:formula="of:=[.$D$7]*[.D18]+[.$D$8]*[.B18]" table:style-name="ce2">
            <text:p>13.01029996</text:p>
          </table:table-cell>
          <table:table-cell office:value-type="float" office:value="15.291321496524084" table:formula="of:=[.E18]+RAND()*[.$D$9]-[.$D$9]/2" table:style-name="ce2">
            <text:p>15.2913215</text:p>
          </table:table-cell>
          <table:table-cell office:value-type="float" office:value="-2.2810215398842715" table:formula="of:=[.E18]-[.F18]" table:style-name="ce2">
            <text:p>-2.28102154</text:p>
          </table:table-cell>
          <table:table-cell office:value-type="float" office:value="13.305597183157559" table:formula="of:=[.$D$11]*[.D18]+[.$D$12]*[.B18]" table:style-name="ce2">
            <text:p>13.30559718</text:p>
          </table:table-cell>
          <table:table-cell office:value-type="float" office:value="10.235019852575361" table:formula="of:=[.$G$9]*[.D18]" table:style-name="ce2">
            <text:p>10.23501985</text:p>
          </table:table-cell>
          <table:table-cell office:value-type="float" office:value="6.0205999132796242" table:formula="of:=[.$G$7]*[.D18]" table:style-name="ce2">
            <text:p>6.02059991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.69897000433601886" table:formula="of:=LOG10([.C19])" table:style-name="ce2">
            <text:p>0.698970004</text:p>
          </table:table-cell>
          <table:table-cell office:value-type="float" office:value="13.494850021680094" table:formula="of:=[.$D$7]*[.D19]+[.$D$8]*[.B19]" table:style-name="ce2">
            <text:p>13.49485002</text:p>
          </table:table-cell>
          <table:table-cell office:value-type="float" office:value="15.063582932734544" table:formula="of:=[.E19]+RAND()*[.$D$9]-[.$D$9]/2" table:style-name="ce2">
            <text:p>15.06358293</text:p>
          </table:table-cell>
          <table:table-cell office:value-type="float" office:value="-1.5687329110544503" table:formula="of:=[.E19]-[.F19]" table:style-name="ce2">
            <text:p>-1.568732911</text:p>
          </table:table-cell>
          <table:table-cell office:value-type="float" office:value="13.965396408421221" table:formula="of:=[.$D$11]*[.D19]+[.$D$12]*[.B19]" table:style-name="ce2">
            <text:p>13.96539641</text:p>
          </table:table-cell>
          <table:table-cell office:value-type="float" office:value="11.88249007371232" table:formula="of:=[.$G$9]*[.D19]" table:style-name="ce2">
            <text:p>11.88249007</text:p>
          </table:table-cell>
          <table:table-cell office:value-type="float" office:value="6.9897000433601884" table:formula="of:=[.$G$7]*[.D19]" table:style-name="ce2">
            <text:p>6.98970004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0.77815125038364363" table:formula="of:=LOG10([.C20])" table:style-name="ce2">
            <text:p>0.77815125</text:p>
          </table:table-cell>
          <table:table-cell office:value-type="float" office:value="13.890756251918219" table:formula="of:=[.$D$7]*[.D20]+[.$D$8]*[.B20]" table:style-name="ce2">
            <text:p>13.89075625</text:p>
          </table:table-cell>
          <table:table-cell office:value-type="float" office:value="16.875758767476338" table:formula="of:=[.E20]+RAND()*[.$D$9]-[.$D$9]/2" table:style-name="ce2">
            <text:p>16.87575877</text:p>
          </table:table-cell>
          <table:table-cell office:value-type="float" office:value="-2.9850025155581186" table:formula="of:=[.E20]-[.F20]" table:style-name="ce2">
            <text:p>-2.985002516</text:p>
          </table:table-cell>
          <table:table-cell office:value-type="float" office:value="14.504491628574488" table:formula="of:=[.$D$11]*[.D20]+[.$D$12]*[.B20]" table:style-name="ce2">
            <text:p>14.50449163</text:p>
          </table:table-cell>
          <table:table-cell office:value-type="float" office:value="13.228571256521942" table:formula="of:=[.$G$9]*[.D20]" table:style-name="ce2">
            <text:p>13.22857126</text:p>
          </table:table-cell>
          <table:table-cell office:value-type="float" office:value="7.7815125038364368" table:formula="of:=[.$G$7]*[.D20]" table:style-name="ce2">
            <text:p>7.78151250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float" office:value="0.84509804001425681" table:formula="of:=LOG10([.C21])" table:style-name="ce2">
            <text:p>0.84509804</text:p>
          </table:table-cell>
          <table:table-cell office:value-type="float" office:value="14.225490200071285" table:formula="of:=[.$D$7]*[.D21]+[.$D$8]*[.B21]" table:style-name="ce2">
            <text:p>14.2254902</text:p>
          </table:table-cell>
          <table:table-cell office:value-type="float" office:value="16.406742645535065" table:formula="of:=[.E21]+RAND()*[.$D$9]-[.$D$9]/2" table:style-name="ce2">
            <text:p>16.40674265</text:p>
          </table:table-cell>
          <table:table-cell office:value-type="float" office:value="-2.1812524454637803" table:formula="of:=[.E21]-[.F21]" table:style-name="ce2">
            <text:p>-2.181252445</text:p>
          </table:table-cell>
          <table:table-cell office:value-type="float" office:value="14.960290142691866" table:formula="of:=[.$D$11]*[.D21]+[.$D$12]*[.B21]" table:style-name="ce2">
            <text:p>14.96029014</text:p>
          </table:table-cell>
          <table:table-cell office:value-type="float" office:value="14.366666680242366" table:formula="of:=[.$G$9]*[.D21]" table:style-name="ce2">
            <text:p>14.36666668</text:p>
          </table:table-cell>
          <table:table-cell office:value-type="float" office:value="8.4509804001425675" table:formula="of:=[.$G$7]*[.D21]" table:style-name="ce2">
            <text:p>8.450980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float" office:value="0.90308998699194354" table:formula="of:=LOG10([.C22])" table:style-name="ce2">
            <text:p>0.903089987</text:p>
          </table:table-cell>
          <table:table-cell office:value-type="float" office:value="14.515449934959719" table:formula="of:=[.$D$7]*[.D22]+[.$D$8]*[.B22]" table:style-name="ce2">
            <text:p>14.51544993</text:p>
          </table:table-cell>
          <table:table-cell office:value-type="float" office:value="13.465743534959657" table:formula="of:=[.E22]+RAND()*[.$D$9]-[.$D$9]/2" table:style-name="ce2">
            <text:p>13.46574353</text:p>
          </table:table-cell>
          <table:table-cell office:value-type="float" office:value="1.049706400000062" table:formula="of:=[.E22]-[.F22]" table:style-name="ce2">
            <text:p>1.0497064</text:p>
          </table:table-cell>
          <table:table-cell office:value-type="float" office:value="15.355120774736339" table:formula="of:=[.$D$11]*[.D22]+[.$D$12]*[.B22]" table:style-name="ce2">
            <text:p>15.35512077</text:p>
          </table:table-cell>
          <table:table-cell office:value-type="float" office:value="15.35252977886304" table:formula="of:=[.$G$9]*[.D22]" table:style-name="ce2">
            <text:p>15.35252978</text:p>
          </table:table-cell>
          <table:table-cell office:value-type="float" office:value="9.0308998699194358" table:formula="of:=[.$G$7]*[.D22]" table:style-name="ce2">
            <text:p>9.0308998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float" office:value="0.95424250943932487" table:formula="of:=LOG10([.C23])" table:style-name="ce2">
            <text:p>0.954242509</text:p>
          </table:table-cell>
          <table:table-cell office:value-type="float" office:value="14.771212547196624" table:formula="of:=[.$D$7]*[.D23]+[.$D$8]*[.B23]" table:style-name="ce2">
            <text:p>14.77121255</text:p>
          </table:table-cell>
          <table:table-cell office:value-type="float" office:value="18.018953154506185" table:formula="of:=[.E23]+RAND()*[.$D$9]-[.$D$9]/2" table:style-name="ce2">
            <text:p>18.01895315</text:p>
          </table:table-cell>
          <table:table-cell office:value-type="float" office:value="-3.2477406073095612" table:formula="of:=[.E23]-[.F23]" table:style-name="ce2">
            <text:p>-3.247740607</text:p>
          </table:table-cell>
          <table:table-cell office:value-type="float" office:value="15.703386073991418" table:formula="of:=[.$D$11]*[.D23]+[.$D$12]*[.B23]" table:style-name="ce2">
            <text:p>15.70338607</text:p>
          </table:table-cell>
          <table:table-cell office:value-type="float" office:value="16.222122660468521" table:formula="of:=[.$G$9]*[.D23]" table:style-name="ce2">
            <text:p>16.22212266</text:p>
          </table:table-cell>
          <table:table-cell office:value-type="float" office:value="9.5424250943932485" table:formula="of:=[.$G$7]*[.D23]" table:style-name="ce2">
            <text:p>9.54242509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1" table:formula="of:=LOG10([.C24])" table:style-name="ce2">
            <text:p>1</text:p>
          </table:table-cell>
          <table:table-cell office:value-type="float" office:value="15" table:formula="of:=[.$D$7]*[.D24]+[.$D$8]*[.B24]" table:style-name="ce2">
            <text:p>15</text:p>
          </table:table-cell>
          <table:table-cell office:value-type="float" office:value="15.713167774468971" table:formula="of:=[.E24]+RAND()*[.$D$9]-[.$D$9]/2" table:style-name="ce2">
            <text:p>15.71316777</text:p>
          </table:table-cell>
          <table:table-cell office:value-type="float" office:value="-0.71316777446897106" table:formula="of:=[.E24]-[.F24]" table:style-name="ce2">
            <text:p>-0.713167774</text:p>
          </table:table-cell>
          <table:table-cell office:value-type="float" office:value="16.01492" table:formula="of:=[.$D$11]*[.D24]+[.$D$12]*[.B24]" table:style-name="ce2">
            <text:p>16.01492</text:p>
          </table:table-cell>
          <table:table-cell office:value-type="float" office:value="17" table:formula="of:=[.$G$9]*[.D24]" table:style-name="ce2">
            <text:p>17</text:p>
          </table:table-cell>
          <table:table-cell office:value-type="float" office:value="10" table:formula="of:=[.$G$7]*[.D24]" table:style-name="ce2">
            <text:p>1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1.0413926851582251" table:formula="of:=LOG10([.C25])" table:style-name="ce2">
            <text:p>1.041392685</text:p>
          </table:table-cell>
          <table:table-cell office:value-type="float" office:value="15.206963425791127" table:formula="of:=[.$D$7]*[.D25]+[.$D$8]*[.B25]" table:style-name="ce2">
            <text:p>15.20696343</text:p>
          </table:table-cell>
          <table:table-cell office:value-type="float" office:value="16.616357611710136" table:formula="of:=[.E25]+RAND()*[.$D$9]-[.$D$9]/2" table:style-name="ce2">
            <text:p>16.61635761</text:p>
          </table:table-cell>
          <table:table-cell office:value-type="float" office:value="-1.4093941859190089" table:formula="of:=[.E25]-[.F25]" table:style-name="ce2">
            <text:p>-1.409394186</text:p>
          </table:table-cell>
          <table:table-cell office:value-type="float" office:value="16.296736715850706" table:formula="of:=[.$D$11]*[.D25]+[.$D$12]*[.B25]" table:style-name="ce2">
            <text:p>16.29673672</text:p>
          </table:table-cell>
          <table:table-cell office:value-type="float" office:value="17.703675647689828" table:formula="of:=[.$G$9]*[.D25]" table:style-name="ce2">
            <text:p>17.70367565</text:p>
          </table:table-cell>
          <table:table-cell office:value-type="float" office:value="10.413926851582252" table:formula="of:=[.$G$7]*[.D25]" table:style-name="ce2">
            <text:p>10.41392685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float" office:value="1.0791812460476249" table:formula="of:=LOG10([.C26])" table:style-name="ce2">
            <text:p>1.079181246</text:p>
          </table:table-cell>
          <table:table-cell office:value-type="float" office:value="15.395906230238126" table:formula="of:=[.$D$7]*[.D26]+[.$D$8]*[.B26]" table:style-name="ce2">
            <text:p>15.39590623</text:p>
          </table:table-cell>
          <table:table-cell office:value-type="float" office:value="16.529233858465506" table:formula="of:=[.E26]+RAND()*[.$D$9]-[.$D$9]/2" table:style-name="ce2">
            <text:p>16.52923386</text:p>
          </table:table-cell>
          <table:table-cell office:value-type="float" office:value="-1.1333276282273808" table:formula="of:=[.E26]-[.F26]" table:style-name="ce2">
            <text:p>-1.133327628</text:p>
          </table:table-cell>
          <table:table-cell office:value-type="float" office:value="16.554015220153268" table:formula="of:=[.$D$11]*[.D26]+[.$D$12]*[.B26]" table:style-name="ce2">
            <text:p>16.55401522</text:p>
          </table:table-cell>
          <table:table-cell office:value-type="float" office:value="18.346081182809623" table:formula="of:=[.$G$9]*[.D26]" table:style-name="ce2">
            <text:p>18.34608118</text:p>
          </table:table-cell>
          <table:table-cell office:value-type="float" office:value="10.791812460476249" table:formula="of:=[.$G$7]*[.D26]" table:style-name="ce2">
            <text:p>10.7918124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.1139433523068367" table:formula="of:=LOG10([.C27])" table:style-name="ce2">
            <text:p>1.113943352</text:p>
          </table:table-cell>
          <table:table-cell office:value-type="float" office:value="15.569716761534185" table:formula="of:=[.$D$7]*[.D27]+[.$D$8]*[.B27]" table:style-name="ce2">
            <text:p>15.56971676</text:p>
          </table:table-cell>
          <table:table-cell office:value-type="float" office:value="13.745496918598722" table:formula="of:=[.E27]+RAND()*[.$D$9]-[.$D$9]/2" table:style-name="ce2">
            <text:p>13.74549692</text:p>
          </table:table-cell>
          <table:table-cell office:value-type="float" office:value="1.824219842935463" table:formula="of:=[.E27]-[.F27]" table:style-name="ce2">
            <text:p>1.824219843</text:p>
          </table:table-cell>
          <table:table-cell office:value-type="float" office:value="16.790688501545297" table:formula="of:=[.$D$11]*[.D27]+[.$D$12]*[.B27]" table:style-name="ce2">
            <text:p>16.7906885</text:p>
          </table:table-cell>
          <table:table-cell office:value-type="float" office:value="18.937036989216224" table:formula="of:=[.$G$9]*[.D27]" table:style-name="ce2">
            <text:p>18.93703699</text:p>
          </table:table-cell>
          <table:table-cell office:value-type="float" office:value="11.139433523068368" table:formula="of:=[.$G$7]*[.D27]" table:style-name="ce2">
            <text:p>11.13943352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4" table:style-name="ce2">
            <text:p>14</text:p>
          </table:table-cell>
          <table:table-cell office:value-type="float" office:value="1.146128035678238" table:formula="of:=LOG10([.C28])" table:style-name="ce2">
            <text:p>1.146128036</text:p>
          </table:table-cell>
          <table:table-cell office:value-type="float" office:value="15.730640178391191" table:formula="of:=[.$D$7]*[.D28]+[.$D$8]*[.B28]" table:style-name="ce2">
            <text:p>15.73064018</text:p>
          </table:table-cell>
          <table:table-cell office:value-type="float" office:value="12.415849289986873" table:formula="of:=[.E28]+RAND()*[.$D$9]-[.$D$9]/2" table:style-name="ce2">
            <text:p>12.41584929</text:p>
          </table:table-cell>
          <table:table-cell office:value-type="float" office:value="3.3147908884043176" table:formula="of:=[.E28]-[.F28]" table:style-name="ce2">
            <text:p>3.314790888</text:p>
          </table:table-cell>
          <table:table-cell office:value-type="float" office:value="17.009813734270644" table:formula="of:=[.$D$11]*[.D28]+[.$D$12]*[.B28]" table:style-name="ce2">
            <text:p>17.00981373</text:p>
          </table:table-cell>
          <table:table-cell office:value-type="float" office:value="19.484176606530045" table:formula="of:=[.$G$9]*[.D28]" table:style-name="ce2">
            <text:p>19.48417661</text:p>
          </table:table-cell>
          <table:table-cell office:value-type="float" office:value="11.46128035678238" table:formula="of:=[.$G$7]*[.D28]" table:style-name="ce2">
            <text:p>11.4612803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5" table:style-name="ce2">
            <text:p>15</text:p>
          </table:table-cell>
          <table:table-cell office:value-type="float" office:value="1.1760912590556813" table:formula="of:=LOG10([.C29])" table:style-name="ce2">
            <text:p>1.176091259</text:p>
          </table:table-cell>
          <table:table-cell office:value-type="float" office:value="15.880456295278407" table:formula="of:=[.$D$7]*[.D29]+[.$D$8]*[.B29]" table:style-name="ce2">
            <text:p>15.8804563</text:p>
          </table:table-cell>
          <table:table-cell office:value-type="float" office:value="13.288136131169974" table:formula="of:=[.E29]+RAND()*[.$D$9]-[.$D$9]/2" table:style-name="ce2">
            <text:p>13.28813613</text:p>
          </table:table-cell>
          <table:table-cell office:value-type="float" office:value="2.5923201641084326" table:formula="of:=[.E29]-[.F29]" table:style-name="ce2">
            <text:p>2.592320164</text:p>
          </table:table-cell>
          <table:table-cell office:value-type="float" office:value="17.213814445416929" table:formula="of:=[.$D$11]*[.D29]+[.$D$12]*[.B29]" table:style-name="ce2">
            <text:p>17.21381445</text:p>
          </table:table-cell>
          <table:table-cell office:value-type="float" office:value="19.993551403946583" table:formula="of:=[.$G$9]*[.D29]" table:style-name="ce2">
            <text:p>19.9935514</text:p>
          </table:table-cell>
          <table:table-cell office:value-type="float" office:value="11.760912590556813" table:formula="of:=[.$G$7]*[.D29]" table:style-name="ce2">
            <text:p>11.76091259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6" table:style-name="ce2">
            <text:p>16</text:p>
          </table:table-cell>
          <table:table-cell office:value-type="float" office:value="1.2041199826559248" table:formula="of:=LOG10([.C30])" table:style-name="ce2">
            <text:p>1.204119983</text:p>
          </table:table-cell>
          <table:table-cell office:value-type="float" office:value="16.020599913279625" table:formula="of:=[.$D$7]*[.D30]+[.$D$8]*[.B30]" table:style-name="ce2">
            <text:p>16.02059991</text:p>
          </table:table-cell>
          <table:table-cell office:value-type="float" office:value="18.376083567382153" table:formula="of:=[.E30]+RAND()*[.$D$9]-[.$D$9]/2" table:style-name="ce2">
            <text:p>18.37608357</text:p>
          </table:table-cell>
          <table:table-cell office:value-type="float" office:value="-2.3554836541025281" table:formula="of:=[.E30]-[.F30]" table:style-name="ce2">
            <text:p>-2.355483654</text:p>
          </table:table-cell>
          <table:table-cell office:value-type="float" office:value="17.404644366315118" table:formula="of:=[.$D$11]*[.D30]+[.$D$12]*[.B30]" table:style-name="ce2">
            <text:p>17.40464437</text:p>
          </table:table-cell>
          <table:table-cell office:value-type="float" office:value="20.470039705150722" table:formula="of:=[.$G$9]*[.D30]" table:style-name="ce2">
            <text:p>20.47003971</text:p>
          </table:table-cell>
          <table:table-cell office:value-type="float" office:value="12.041199826559248" table:formula="of:=[.$G$7]*[.D30]" table:style-name="ce2">
            <text:p>12.0411998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7" table:style-name="ce2">
            <text:p>17</text:p>
          </table:table-cell>
          <table:table-cell office:value-type="float" office:value="1.2304489213782739" table:formula="of:=LOG10([.C31])" table:style-name="ce2">
            <text:p>1.230448921</text:p>
          </table:table-cell>
          <table:table-cell office:value-type="float" office:value="16.152244606891369" table:formula="of:=[.$D$7]*[.D31]+[.$D$8]*[.B31]" table:style-name="ce2">
            <text:p>16.15224461</text:p>
          </table:table-cell>
          <table:table-cell office:value-type="float" office:value="19.487248191416569" table:formula="of:=[.E31]+RAND()*[.$D$9]-[.$D$9]/2" table:style-name="ce2">
            <text:p>19.48724819</text:p>
          </table:table-cell>
          <table:table-cell office:value-type="float" office:value="-3.3350035845252002" table:formula="of:=[.E31]-[.F31]" table:style-name="ce2">
            <text:p>-3.335003585</text:p>
          </table:table-cell>
          <table:table-cell office:value-type="float" office:value="17.583901522844201" table:formula="of:=[.$D$11]*[.D31]+[.$D$12]*[.B31]" table:style-name="ce2">
            <text:p>17.58390152</text:p>
          </table:table-cell>
          <table:table-cell office:value-type="float" office:value="20.917631663430654" table:formula="of:=[.$G$9]*[.D31]" table:style-name="ce2">
            <text:p>20.91763166</text:p>
          </table:table-cell>
          <table:table-cell office:value-type="float" office:value="12.304489213782739" table:formula="of:=[.$G$7]*[.D31]" table:style-name="ce2">
            <text:p>12.30448921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18" table:style-name="ce2">
            <text:p>18</text:p>
          </table:table-cell>
          <table:table-cell office:value-type="float" office:value="1.255272505103306" table:formula="of:=LOG10([.C32])" table:style-name="ce2">
            <text:p>1.255272505</text:p>
          </table:table-cell>
          <table:table-cell office:value-type="float" office:value="16.276362525516532" table:formula="of:=[.$D$7]*[.D32]+[.$D$8]*[.B32]" table:style-name="ce2">
            <text:p>16.27636253</text:p>
          </table:table-cell>
          <table:table-cell office:value-type="float" office:value="19.544001981506298" table:formula="of:=[.E32]+RAND()*[.$D$9]-[.$D$9]/2" table:style-name="ce2">
            <text:p>19.54400198</text:p>
          </table:table-cell>
          <table:table-cell office:value-type="float" office:value="-3.2676394559897659" table:formula="of:=[.E32]-[.F32]" table:style-name="ce2">
            <text:p>-3.267639456</text:p>
          </table:table-cell>
          <table:table-cell office:value-type="float" office:value="17.752909665570193" table:formula="of:=[.$D$11]*[.D32]+[.$D$12]*[.B32]" table:style-name="ce2">
            <text:p>17.75290967</text:p>
          </table:table-cell>
          <table:table-cell office:value-type="float" office:value="21.339632586756203" table:formula="of:=[.$G$9]*[.D32]" table:style-name="ce2">
            <text:p>21.33963259</text:p>
          </table:table-cell>
          <table:table-cell office:value-type="float" office:value="12.552725051033061" table:formula="of:=[.$G$7]*[.D32]" table:style-name="ce2">
            <text:p>12.55272505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19" table:style-name="ce2">
            <text:p>19</text:p>
          </table:table-cell>
          <table:table-cell office:value-type="float" office:value="1.2787536009528289" table:formula="of:=LOG10([.C33])" table:style-name="ce2">
            <text:p>1.278753601</text:p>
          </table:table-cell>
          <table:table-cell office:value-type="float" office:value="16.393768004764144" table:formula="of:=[.$D$7]*[.D33]+[.$D$8]*[.B33]" table:style-name="ce2">
            <text:p>16.393768</text:p>
          </table:table-cell>
          <table:table-cell office:value-type="float" office:value="14.580145995814188" table:formula="of:=[.E33]+RAND()*[.$D$9]-[.$D$9]/2" table:style-name="ce2">
            <text:p>14.580146</text:p>
          </table:table-cell>
          <table:table-cell office:value-type="float" office:value="1.813622008949956" table:formula="of:=[.E33]-[.F33]" table:style-name="ce2">
            <text:p>1.813622009</text:p>
          </table:table-cell>
          <table:table-cell office:value-type="float" office:value="17.912777654119211" table:formula="of:=[.$D$11]*[.D33]+[.$D$12]*[.B33]" table:style-name="ce2">
            <text:p>17.91277765</text:p>
          </table:table-cell>
          <table:table-cell office:value-type="float" office:value="21.738811216198091" table:formula="of:=[.$G$9]*[.D33]" table:style-name="ce2">
            <text:p>21.73881122</text:p>
          </table:table-cell>
          <table:table-cell office:value-type="float" office:value="12.787536009528289" table:formula="of:=[.$G$7]*[.D33]" table:style-name="ce2">
            <text:p>12.78753601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20" table:style-name="ce2">
            <text:p>20</text:p>
          </table:table-cell>
          <table:table-cell office:value-type="float" office:value="1.3010299956639813" table:formula="of:=LOG10([.C34])" table:style-name="ce2">
            <text:p>1.301029996</text:p>
          </table:table-cell>
          <table:table-cell office:value-type="float" office:value="16.505149978319906" table:formula="of:=[.$D$7]*[.D34]+[.$D$8]*[.B34]" table:style-name="ce2">
            <text:p>16.50514998</text:p>
          </table:table-cell>
          <table:table-cell office:value-type="float" office:value="18.230325078271434" table:formula="of:=[.E34]+RAND()*[.$D$9]-[.$D$9]/2" table:style-name="ce2">
            <text:p>18.23032508</text:p>
          </table:table-cell>
          <table:table-cell office:value-type="float" office:value="-1.7251750999515281" table:formula="of:=[.E34]-[.F34]" table:style-name="ce2">
            <text:p>-1.7251751</text:p>
          </table:table-cell>
          <table:table-cell office:value-type="float" office:value="18.06444359157878" table:formula="of:=[.$D$11]*[.D34]+[.$D$12]*[.B34]" table:style-name="ce2">
            <text:p>18.06444359</text:p>
          </table:table-cell>
          <table:table-cell office:value-type="float" office:value="22.117509926287681" table:formula="of:=[.$G$9]*[.D34]" table:style-name="ce2">
            <text:p>22.11750993</text:p>
          </table:table-cell>
          <table:table-cell office:value-type="float" office:value="13.010299956639813" table:formula="of:=[.$G$7]*[.D34]" table:style-name="ce2">
            <text:p>13.01029996</text:p>
          </table:table-cell>
          <table:table-cell table:number-columns-repeated="16374"/>
        </table:table-row>
        <table:table-row table:number-rows-repeated="104854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Mark Lehr</meta:initial-creator>
    <dc:creator>Akter, Khadiza</dc:creator>
    <meta:creation-date>2021-09-15T18:27:26Z</meta:creation-date>
    <dc:date>2024-10-04T04:04:14Z</dc:date>
    <meta:editing-cycles>9</meta:editing-cycles>
    <meta:editing-duration>PT191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196b24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0f9e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automatic" chart:connect-bars="false" chart:interpolation="cubic-spline" chart:solid-type="cuboid"/>
      <style:graphic-properties draw:fill="none" draw:stroke="solid" svg:stroke-width="0.04167in" svg:stroke-color="#a02b93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35.2002362204724pt" svg:width="522.59968503937pt" chart:style-name="Crt0">
        <chart:title chart:style-name="CT00">
          <text:p text:style-name="a0" text:class-names="" text:cond-style-name="">Asymptotic Analysi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unction Behavior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umber of data points</text:p>
            </chart:title>
            <chart:grid chart:class="major" chart:style-name="GMa1"/>
          </chart:axis>
          <chart:series chart:label-cell-address="Example.$E$13" chart:values-cell-range-address="Example.$E$15:.$E$34" chart:class="chart:scatter" chart:attached-axis="primary-y" chart:style-name="G0S0">
            <chart:domain table:cell-range-address="Example.$C$15:.$C$34"/>
            <chart:data-point chart:repeated="20"/>
          </chart:series>
          <chart:series chart:label-cell-address="Example.$I$11" chart:values-cell-range-address="Example.$I$15:.$I$34" chart:class="chart:scatter" chart:attached-axis="primary-y" chart:style-name="G0S1">
            <chart:domain table:cell-range-address="Example.$C$15:.$C$34"/>
            <chart:data-point chart:repeated="20"/>
          </chart:series>
          <chart:series chart:label-cell-address="Example.$F$14" chart:values-cell-range-address="Example.$F$15:.$F$34" chart:class="chart:scatter" chart:attached-axis="primary-y" chart:style-name="G0S2">
            <chart:domain table:cell-range-address="Example.$C$15:.$C$34"/>
            <chart:data-point chart:repeated="20"/>
          </chart:series>
          <chart:series chart:label-cell-address="Example.$H$13" chart:values-cell-range-address="Example.$H$15:.$H$34" chart:class="chart:scatter" chart:attached-axis="primary-y" chart:style-name="G0S3">
            <chart:domain table:cell-range-address="Example.$C$15:.$C$34"/>
            <chart:data-point chart:repeated="20"/>
          </chart:series>
          <chart:series chart:label-cell-address="Example.$J$11" chart:values-cell-range-address="Example.$J$15:.$J$34" chart:class="chart:scatter" chart:attached-axis="primary-y" chart:style-name="G0S4">
            <chart:domain table:cell-range-address="Example.$C$15:.$C$34"/>
            <chart:data-point chart:repeated="2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